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 style:list-style-name="L1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paragraph-properties fo:margin-left="0in" fo:margin-right="0in" fo:text-indent="0.0402in" style:auto-text-indent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margin-left="0in" fo:margin-right="0in" fo:text-indent="0.0402in" style:auto-text-indent="false"/>
      <style:text-properties fo:font-style="normal" style:font-style-asian="normal" style:font-style-complex="normal"/>
    </style:style>
    <style:style style:name="P6" style:family="paragraph" style:parent-style-name="Standard">
      <style:paragraph-properties fo:margin-left="0in" fo:margin-right="0in" fo:text-indent="0.0402in" style:auto-text-indent="false" fo:break-before="page"/>
      <style:text-properties fo:font-style="normal" style:font-style-asian="normal" style:font-style-complex="normal"/>
    </style:style>
    <style:style style:name="P7" style:family="paragraph" style:parent-style-name="Standard" style:list-style-name="L2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8" style:family="paragraph" style:parent-style-name="Standard" style:list-style-name="L2">
      <style:paragraph-properties fo:margin-left="0in" fo:margin-right="0in" fo:text-indent="0.0402in" style:auto-text-indent="fals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1e90ff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4" style:family="text" style:parent-style-name="Source_20_Text">
      <style:text-properties fo:font-style="normal" style:font-style-asian="normal" style:font-style-complex="normal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<text:span text:style-name="T1">lift</text:span><text:span text:style-name="T2"> processes HTTP requests:</text:span></text:p>
      <text:p text:style-name="P1">lift<text:span text:style-name="T2"> implements a Servlet. <text:s/>When the Servlet's “service” method gets called, </text:span>lift<text:span text:style-name="T2"> does the following:</text:span></text:p>
      <text:list text:style-name="L1">
        <text:list-item>
          <text:p text:style-name="P2">If the request is a GET, <text:span text:style-name="T1">lift</text:span> looks to see if the file name suffix is "png", "js", "css", "jpg", "ico", "gif", "tiff", "jpeg" and that the file exists. <text:s/>If so, <text:span text:style-name="T1">lift</text:span> serves the static file.</text:p>
        </text:list-item>
        <text:list-item>
          <text:p text:style-name="P3"><text:span text:style-name="T1">lift</text:span><text:span text:style-name="T2"> iterates over functions added with Servlet.appendEarly This allows, for example, setting the </text:span>req.setCharacterEncoding("UTF-8")</text:p>
        </text:list-item>
        <text:list-item>
          <text:p text:style-name="P3"><text:span text:style-name="T1">lift</text:span><text:span text:style-name="T2"> recursively pattern matches rewrite rules defined with Servlet.</text:span><text:span text:style-name="T3">addRewriteBefore</text:span><text:span text:style-name="T2"> and Servlet.</text:span><text:span text:style-name="T3">addRewriteAfter</text:span><text:span text:style-name="T2"> The rewrites are partial functions (case statements) that allow you to pattern match the URI, a list of the path elements, the HTTP request, and the request type and return a re-written URI, path, and parameters. <text:s/>This pattern is recursively applied. <text:s/>So:<text:line-break/></text:span><text:span text:style-name="T4">case (_, “foo”:: bar :: _, _, _) =&gt; (“/foo”, List(“foo”), TreeMap(“param” -&gt; bar))</text:span><text:span text:style-name="T2"><text:line-break/>Will find all requests that start with “foo” and turn the second part of the path into a parameter named “param”</text:span></text:p>
        </text:list-item>
        <text:list-item>
          <text:p text:style-name="P3"><text:span text:style-name="T1">lift</text:span><text:span text:style-name="T2"> then attempts to match patterns with patterns defined with Servlet.</text:span><text:span text:style-name="T3">addDispatchBefore </text:span>and<text:span text:style-name="T3"> Servlet.addDispatchAfter </text:span><text:span text:style-name="T2"><text:s/>If any patterns are matched, </text:span><text:span text:style-name="T1">lift</text:span><text:span text:style-name="T2"> creates a thread-local “S” state and invokes the function. <text:s/>The response from the function is matched in the following way:</text:span></text:p>
          <text:list>
            <text:list-item>
              <text:p text:style-name="P4">Response instance – return it</text:p>
            </text:list-item>
            <text:list-item>
              <text:p text:style-name="P4">NodeSeq – treat as XHTML, fix the references (img, a, form, etc. tags) and generate a Response with type “text/html” and code 200</text:p>
            </text:list-item>
            <text:list-item>
              <text:p text:style-name="P4">XmlResponse – create a Response with type “text/xml” and code 200</text:p>
            </text:list-item>
            <text:list-item>
              <text:p text:style-name="P4">Otherwise return a “404 Not Found”</text:p>
            </text:list-item>
            <text:list-item>
              <text:p text:style-name="P4">Return the response</text:p>
            </text:list-item>
          </text:list>
        </text:list-item>
        <text:list-item>
          <text:p text:style-name="P4">Find/create a Session Actor for the current Servlet session</text:p>
        </text:list-item>
        <text:list-item>
          <text:p text:style-name="P4">Drain any pending items from the current thread's inbox</text:p>
        </text:list-item>
        <text:list-item>
          <text:p text:style-name="P4">Set the timeout for the request (10 seconds for normal, 100 seconds for AJAX request)</text:p>
        </text:list-item>
        <text:list-item>
          <text:p text:style-name="P4">Send an “AskSessionToRender” message to the Session and wait for the maximum time for a response. <text:s/>If no valid response is returned, response with a 404. <text:s/>If the session sends a “Response” process it and return it as the HTTP response.</text:p>
        </text:list-item>
      </text:list>
      <text:p text:style-name="P5"/>
      <text:p text:style-name="P6">The Session handles an “AskSessionToRender” in the following way:</text:p>
      <text:list text:style-name="L2">
        <text:list-item>
          <text:p text:style-name="P7">Set up “S” with the Request and any notices posted by the prior page service</text:p>
        </text:list-item>
        <text:list-item>
          <text:p text:style-name="P7">Process each of the parameters. <text:s/>The parameter name is matched to the table of Functions. <text:s/>If the parameter name matches a function, the function is invoked with the list of parameter values.</text:p>
        </text:list-item>
        <text:list-item>
          <text:p text:style-name="P8">The template for the given request is located:</text:p>
          <text:list>
            <text:list-item>
              <text:p text:style-name="P8">Path elements starting with “.”, “_” or containing “-hidden” are discarded.</text:p>
            </text:list-item>
            <text:list-item>
              <text:p text:style-name="P8">The servlet context is searched for a file that matches the request URI (as modified by rewrite) with the following attempted suffixes: "", "html", "xhtml", "htm"</text:p>
            </text:list-item>
            <text:list-item>
              <text:p text:style-name="P8">If the template is not found, class names are constructed based on the first element in the path:</text:p>
              <text:list>
                <text:list-item>
                  <text:p text:style-name="P8">packages defined by Helpers.addToPackages plus</text:p>
                </text:list-item>
                <text:list-item>
                  <text:p text:style-name="P8">lift.app.view</text:p>
                </text:list-item>
                <text:list-item>
                  <text:p text:style-name="P8">e.g. /foo_bar/baz -&gt; myapp.view.foo_bar, myapp.view.FooBar, lift.app.view.foo_bar, lift.app.view.FooBar</text:p>
                </text:list-item>
              </text:list>
            </text:list-item>
            <text:list-item>
              <text:p text:style-name="P8">If a class is found, the second element in the path (“baz” in the above example) is located and invoked. <text:s/>If the method returns a NodeSeq, that is used as the template.</text:p>
            </text:list-item>
            <text:list-item>
              <text:p text:style-name="P8">If the first path element is not supplied, “default_template” is used. <text:s/>If the second path element is not supplied, “render” is used.</text:p>
            </text:list-item>
            <text:list-item>
              <text:p text:style-name="P8">The code method for template creation may not be supported in the future.</text:p>
            </text:list-item>
          </text:list>
        </text:list-item>
        <text:list-item>
          <text:p text:style-name="P8">Once a template is located and loaded, the template is processed by locating and substituting the following tags:</text:p>
          <text:list>
            <text:list-item>
              <text:p text:style-name="P8">&lt;lift:surround [with=”template-name”] [at=”location”]&gt; A template is located based on the value of with attribute (defaults to /templates-hidden/Default) and places the child nodes at the location of the &lt;lift:bind name=”at”/&gt; If the at attribute is not specified, “main” is assumed.</text:p>
            </text:list-item>
            <text:list-item>
              <text:p text:style-name="P8">&lt;lift:embed what=”template-to-embed”/&gt; locate a template (using the template location rules, but relaxing the restriction on “.”, “_”, and “-hidden”) and place the template at the current location</text:p>
            </text:list-item>
            <text:list-item>
              <text:p text:style-name="P8">&lt;lift:snippet type=”name:method”/&gt; A snippet of code is located and executed (note that snippets are not processed for AJAX requests.)</text:p>
              <text:list>
                <text:list-item>
                  <text:p text:style-name="P8">The class name for the snippet is defined by “name”. <text:s/><text:span text:style-name="T1">lift</text:span> loos for <text:span text:style-name="T5">a</text:span> class with that name (both as-is, and camel cased) in “lift.app.snippet”, “net.liftweb.builtin.snippet” as well as any packages specified in Helpers.addToPackages (with .snippet appended). <text:s/>Once the class is located...</text:p>
                </text:list-item>
                <text:list-item>
                  <text:p text:style-name="P8">The method is invoked. <text:s/>If no “method” is defined, “render” is used as the default. <text:s/>If a method with a single scala.xml.Group exists (e.g., render(xhtml: Group) ) that method is invoked with the child node of the snippet tag. <text:s/>Otherwise a no-parameter method is invoked.</text:p>
                </text:list-item>
              </text:list>
            </text:list-item>
          </text:list>
        </text:list-item>
        <text:list-item>
          <text:p text:style-name="P8">Once the template has been rendered, the session looks for any &lt;lift:controller&gt; tags. <text:s/>If none exist, the Session “fixes” the XHTML (fixes references in img, form, etc. tags) and sends the XHTML back to the servlet to be served.</text:p>
        </text:list-item>
        <text:list-item>
          <text:p text:style-name="P8">If a RedirectException is thrown during the above processing, a Redirect is sent back to the servlet.</text:p>
        </text:list-item>
        <text:list-item>
          <text:p text:style-name="P8">If the template contains a Controller, a Page Actor is located/created for the URI and the Page is sent an AskRenderPage message</text:p>
        </text:list-item>
        <text:list-item>
          <text:p text:style-name="P8"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1in" fo:margin-bottom="0.1in" fo:text-indent="0.0402in" style:auto-text-indent="fals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.1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dex_20_Link" style:display-name="Index Link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Nimbus Mono L" fo:font-size="9pt" style:font-name-asian="Nimbus Mono L" style:font-name-complex="Nimbus Mono L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David Pollak</meta:initial-creator>
    <meta:creation-date>2007-04-18T11:46:37</meta:creation-date>
    <dc:creator>David Pollak</dc:creator>
    <dc:date>2007-04-18T15:43:48</dc:date>
    <dc:language>en-US</dc:language>
    <meta:editing-cycles>3</meta:editing-cycles>
    <meta:editing-duration>PT3H11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38" meta:word-count="826" meta:character-count="5124"/>
  </office:meta>
</office:document-meta>
</file>